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automatic-styles>
    <style:style style:family="table" style:name="a2c6c7f">
      <style:table-properties style:width="6.693in" table:align="margins"/>
    </style:style>
    <style:style style:family="table-column" style:name="a0fd8b1">
      <style:table-column-properties style:column-width="1.3386in" style:rel-column-width="13107*"/>
    </style:style>
    <style:style style:family="table-cell" style:name="a2ad792">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26ace2">
      <style:table-cell-properties fo:border="0.1pt solid #000000" fo:border-bottom="0.0007in solid #000000" fo:border-left="0.0007in solid #000000" fo:border-right="none" fo:border-top="none" fo:padding="0.0382in"/>
    </style:style>
    <style:style style:family="table-cell" style:name="a21b893">
      <style:table-cell-properties fo:border="0.0007in solid #000000" fo:padding="0.0382in"/>
    </style:style>
    <style:style style:family="table-cell" style:name="ae6efe6">
      <style:table-cell-properties fo:border="0.0007in solid #000000" fo:border-bottom="0.0007in solid #000000" fo:border-top="none" fo:padding="0.0382in"/>
    </style:style>
    <style:style style:family="table-cell" style:name="a8953f4">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d7a126">
      <style:table-cell-properties fo:border="0.1pt solid #000000" fo:border-bottom="0.0007in solid #000000" fo:border-left="0.0007in solid #000000" fo:border-right="none" fo:border-top="none" fo:padding="0.0382in"/>
    </style:style>
    <style:style style:family="table-cell" style:name="aa79576">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f6e9d8">
      <style:table-cell-properties fo:border="0.1pt solid #000000" fo:border-bottom="0.0007in solid #000000" fo:border-left="0.0007in solid #000000" fo:border-right="none" fo:border-top="none" fo:padding="0.0382in"/>
    </style:style>
    <style:style style:family="table-cell" style:name="a26cbe3">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93ffa9">
      <style:table-cell-properties fo:border="0.1pt solid #000000" fo:border-bottom="0.0007in solid #000000" fo:border-left="0.0007in solid #000000" fo:border-right="none" fo:border-top="none" fo:padding="0.0382in"/>
    </style:style>
    <style:style style:family="table-cell" style:name="a1bf513">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263136">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dceacb">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474a67">
      <style:table-cell-properties fo:border="0.1pt solid #000000"/>
      <style:text-properties fo:color="#000000" fo:font-size="8.0pt" fo:font-weight="bold" style:font-name="Arial"/>
    </style:style>
    <style:style style:family="table-cell" style:name="a9cc52b">
      <style:table-cell-properties fo:border="0.1pt solid #000000" fo:border-bottom="0.0007in solid #000000" fo:border-left="0.0007in solid #000000" fo:border-right="none" fo:border-top="none" fo:padding="0.0382in"/>
    </style:style>
    <style:style style:family="table-cell" style:name="aa9bd1f">
      <style:table-cell-properties fo:border="0.1pt solid #000000" fo:border-bottom="0.0007in solid #000000" fo:border-left="0.0007in solid #000000" fo:border-right="none" fo:border-top="none" fo:padding="0.0382in"/>
    </style:style>
    <style:style style:family="table-cell" style:name="a4ecfb2">
      <style:table-cell-properties fo:border="0.1pt solid #000000" fo:border-bottom="0.0007in solid #000000" fo:border-left="0.0007in solid #000000" fo:border-right="none" fo:border-top="none" fo:padding="0.0382in"/>
    </style:style>
    <style:style style:family="table-cell" style:name="ad2dcdb">
      <style:table-cell-properties fo:border="0.1pt solid #000000"/>
    </style:style>
    <style:style style:family="table-cell" style:name="a8aba1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5422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77eb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9551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20b9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04bf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1558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ade5a">
      <style:table-cell-properties fo:border="0.1pt solid #000000"/>
      <style:text-properties fo:color="#000000" fo:font-size="8.0pt" style:font-name="Arial"/>
    </style:style>
    <style:style style:family="table-cell" style:name="acf558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ec17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dd52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6ff4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b0ed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9957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d527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acdb1">
      <style:table-cell-properties fo:border="0.1pt solid #000000"/>
      <style:text-properties fo:color="#000000" fo:font-size="8.0pt" style:font-name="Arial"/>
    </style:style>
    <style:style style:family="table-cell" style:name="a22488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aa5f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6600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ca9c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7a68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d0c1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502b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8e327">
      <style:table-cell-properties fo:border="0.1pt solid #000000"/>
      <style:text-properties fo:color="#000000" fo:font-size="8.0pt" style:font-name="Arial"/>
    </style:style>
    <style:style style:family="table-cell" style:name="af3c51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95e7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a03f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ce91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07b8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3a82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af23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0e8cb">
      <style:table-cell-properties fo:border="0.1pt solid #000000"/>
      <style:text-properties fo:color="#000000" fo:font-size="8.0pt" style:font-name="Arial"/>
    </style:style>
    <style:style style:family="table-cell" style:name="aa6afc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7162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3a34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9faa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aab5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99d9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2491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14189">
      <style:table-cell-properties fo:border="0.1pt solid #000000"/>
      <style:text-properties fo:color="#000000" fo:font-size="8.0pt" style:font-name="Arial"/>
    </style:style>
    <style:style style:family="table-cell" style:name="a4f250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81c4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76c2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69d9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b6fe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9b61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b5c5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7d436">
      <style:table-cell-properties fo:border="0.1pt solid #000000"/>
      <style:text-properties fo:color="#000000" fo:font-size="8.0pt" style:font-name="Arial"/>
    </style:style>
    <style:style style:family="table-cell" style:name="a5d831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f708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aeb6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f502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4caf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34f4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5824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fdaa0">
      <style:table-cell-properties fo:border="0.1pt solid #000000"/>
      <style:text-properties fo:color="#000000" fo:font-size="8.0pt" style:font-name="Arial"/>
    </style:style>
    <style:style style:family="table-cell" style:name="a5ef70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072e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6e31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cf08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4358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bfc8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f2b2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194a2">
      <style:table-cell-properties fo:border="0.1pt solid #000000"/>
      <style:text-properties fo:color="#000000" fo:font-size="8.0pt" style:font-name="Arial"/>
    </style:style>
    <style:style style:family="table-cell" style:name="a3c8ef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cb7c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be4e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1c1f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c53e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dcd4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d3dd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4df2d">
      <style:table-cell-properties fo:border="0.1pt solid #000000"/>
      <style:text-properties fo:color="#000000" fo:font-size="8.0pt" style:font-name="Arial"/>
    </style:style>
    <style:style style:family="table-cell" style:name="aa1cf0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f001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2b0d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1d5e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2acb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3370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2b81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7af61">
      <style:table-cell-properties fo:border="0.1pt solid #000000"/>
      <style:text-properties fo:color="#000000" fo:font-size="8.0pt" style:font-name="Arial"/>
    </style:style>
    <style:style style:family="table-cell" style:name="a73cb4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4555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157a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7d8e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a64b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1a34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1936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97195">
      <style:table-cell-properties fo:border="0.1pt solid #000000"/>
      <style:text-properties fo:color="#000000" fo:font-size="8.0pt" style:font-name="Arial"/>
    </style:style>
    <style:style style:family="table-cell" style:name="a81c51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449a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e21b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743d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4fe6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3a1b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ded7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c4c6d">
      <style:table-cell-properties fo:border="0.1pt solid #000000"/>
      <style:text-properties fo:color="#000000" fo:font-size="8.0pt" style:font-name="Arial"/>
    </style:style>
    <style:style style:family="table-cell" style:name="ad84cf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95bc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9392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cf0e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21d7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3be3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c74b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d47e4">
      <style:table-cell-properties fo:border="0.1pt solid #000000"/>
      <style:text-properties fo:color="#000000" fo:font-size="8.0pt" style:font-name="Arial"/>
    </style:style>
    <style:style style:family="table-cell" style:name="a5fe7b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a7f3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618c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f14a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74e7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8faf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518d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45863">
      <style:table-cell-properties fo:border="0.1pt solid #000000"/>
      <style:text-properties fo:color="#000000" fo:font-size="8.0pt" style:font-name="Arial"/>
    </style:style>
    <style:style style:family="table-cell" style:name="ab0385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6c85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dbe6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d9b1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8d23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5ee7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2ff6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d4dc8">
      <style:table-cell-properties fo:border="0.1pt solid #000000"/>
      <style:text-properties fo:color="#000000" fo:font-size="8.0pt" style:font-name="Arial"/>
    </style:style>
    <style:style style:family="table-cell" style:name="a40ad8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43c5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2a18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3e8a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c6d7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b859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abc8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aa680">
      <style:table-cell-properties fo:border="0.1pt solid #000000"/>
      <style:text-properties fo:color="#000000" fo:font-size="8.0pt" style:font-name="Arial"/>
    </style:style>
    <style:style style:family="table-cell" style:name="a5fb31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2c54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f6dd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cff9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f3c8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069b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fcf2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34691">
      <style:table-cell-properties fo:border="0.1pt solid #000000"/>
      <style:text-properties fo:color="#000000" fo:font-size="8.0pt" style:font-name="Arial"/>
    </style:style>
    <style:style style:family="table-cell" style:name="a99679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44a5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981e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b088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78ab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e0ac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261f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c12ab">
      <style:table-cell-properties fo:border="0.1pt solid #000000"/>
      <style:text-properties fo:color="#000000" fo:font-size="8.0pt" style:font-name="Arial"/>
    </style:style>
    <style:style style:family="table-cell" style:name="a76d5f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aebb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0318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33fd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badf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44d3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e4fb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e6f36">
      <style:table-cell-properties fo:border="0.1pt solid #000000"/>
      <style:text-properties fo:color="#000000" fo:font-size="8.0pt" style:font-name="Arial"/>
    </style:style>
    <style:style style:family="table-cell" style:name="abeb30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e62a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1cc7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f46c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6e65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4dc2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46bb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ca36a">
      <style:table-cell-properties fo:border="0.1pt solid #000000"/>
      <style:text-properties fo:color="#000000" fo:font-size="8.0pt" style:font-name="Arial"/>
    </style:style>
    <style:style style:family="table-cell" style:name="aa09f1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985a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f690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4d85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541b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71f6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70eb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52053">
      <style:table-cell-properties fo:border="0.1pt solid #000000"/>
      <style:text-properties fo:color="#000000" fo:font-size="8.0pt" style:font-name="Arial"/>
    </style:style>
    <style:style style:family="table-cell" style:name="a73eb6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0f06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8724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4e25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f833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5d5a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2e73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5abe9">
      <style:table-cell-properties fo:border="0.1pt solid #000000"/>
      <style:text-properties fo:color="#000000" fo:font-size="8.0pt" style:font-name="Arial"/>
    </style:style>
    <style:style style:family="table-cell" style:name="af2e3c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3cff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6fb4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302b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00ec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7524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d0e0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f7022">
      <style:table-cell-properties fo:border="0.1pt solid #000000"/>
      <style:text-properties fo:color="#000000" fo:font-size="8.0pt" style:font-name="Arial"/>
    </style:style>
    <style:style style:family="table-cell" style:name="a1b9c6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7d2a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5d4e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6683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9d8e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15fa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f5ee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cedfa">
      <style:table-cell-properties fo:border="0.1pt solid #000000"/>
      <style:text-properties fo:color="#000000" fo:font-size="8.0pt" style:font-name="Arial"/>
    </style:style>
    <style:style style:family="table-cell" style:name="a1f42c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13c6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968f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517b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a59f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9c52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c154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ad489">
      <style:table-cell-properties fo:border="0.1pt solid #000000"/>
      <style:text-properties fo:color="#000000" fo:font-size="8.0pt" style:font-name="Arial"/>
    </style:style>
    <style:style style:family="table-cell" style:name="a08f41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81e7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4585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a956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f85f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4710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1ac6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4bc0f">
      <style:table-cell-properties fo:border="0.1pt solid #000000"/>
      <style:text-properties fo:color="#000000" fo:font-size="8.0pt" style:font-name="Arial"/>
    </style:style>
    <style:style style:family="table-cell" style:name="a0515f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bb3b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0de0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af15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ac7d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046a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8044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6c50b">
      <style:table-cell-properties fo:border="0.1pt solid #000000"/>
      <style:text-properties fo:color="#000000" fo:font-size="8.0pt" style:font-name="Arial"/>
    </style:style>
    <style:style style:family="table-cell" style:name="a7234b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4e0a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7f54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3393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a016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390c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fca2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51b42">
      <style:table-cell-properties fo:border="0.1pt solid #000000"/>
      <style:text-properties fo:color="#000000" fo:font-size="8.0pt" style:font-name="Arial"/>
    </style:style>
    <style:style style:family="table-cell" style:name="a24647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8d76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f443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84ca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f8e9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9170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d24d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a5cd4">
      <style:table-cell-properties fo:border="0.1pt solid #000000"/>
      <style:text-properties fo:color="#000000" fo:font-size="8.0pt" style:font-name="Arial"/>
    </style:style>
    <style:style style:family="table-cell" style:name="a8426d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cdff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6cab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516f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24d3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ed88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6a5b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de54c">
      <style:table-cell-properties fo:border="0.1pt solid #000000"/>
      <style:text-properties fo:color="#000000" fo:font-size="8.0pt" style:font-name="Arial"/>
    </style:style>
    <style:style style:family="table-cell" style:name="a71d4b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c43f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f548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92bc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ea85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769a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17cc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2fcb2">
      <style:table-cell-properties fo:border="0.1pt solid #000000"/>
      <style:text-properties fo:color="#000000" fo:font-size="8.0pt" style:font-name="Arial"/>
    </style:style>
    <style:style style:family="table-cell" style:name="a168b5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15f0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2b04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8c84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1a80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ef63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3f1a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1ea91">
      <style:table-cell-properties fo:border="0.1pt solid #000000"/>
      <style:text-properties fo:color="#000000" fo:font-size="8.0pt" style:font-name="Arial"/>
    </style:style>
    <style:style style:family="table-cell" style:name="a0b9e6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2d2b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6a9a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f382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704e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4e77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71fd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bed16">
      <style:table-cell-properties fo:border="0.1pt solid #000000"/>
      <style:text-properties fo:color="#000000" fo:font-size="8.0pt" style:font-name="Arial"/>
    </style:style>
    <style:style style:family="table-cell" style:name="a818d4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5de8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3c82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49ec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33f7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b2e2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0f78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b1412">
      <style:table-cell-properties fo:border="0.1pt solid #000000"/>
      <style:text-properties fo:color="#000000" fo:font-size="8.0pt" style:font-name="Arial"/>
    </style:style>
    <style:style style:family="table-cell" style:name="a4f7c9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6dbe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8d1a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8243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2bbe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c30a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f81e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f0016">
      <style:table-cell-properties fo:border="0.1pt solid #000000"/>
      <style:text-properties fo:color="#000000" fo:font-size="8.0pt" style:font-name="Arial"/>
    </style:style>
    <style:style style:family="table-cell" style:name="a1433f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8deb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410f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f864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6e19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85d0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e69f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78578">
      <style:table-cell-properties fo:border="0.1pt solid #000000"/>
      <style:text-properties fo:color="#000000" fo:font-size="8.0pt" style:font-name="Arial"/>
    </style:style>
    <style:style style:family="table-cell" style:name="ad19f6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d78b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b604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d0da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a3ea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c5ef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fc8c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e336d">
      <style:table-cell-properties fo:border="0.1pt solid #000000"/>
      <style:text-properties fo:color="#000000" fo:font-size="8.0pt" style:font-name="Arial"/>
    </style:style>
    <style:style style:family="table-cell" style:name="aabd4f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5a20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bf7d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ce6c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4af8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0fa0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1368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fbf0f">
      <style:table-cell-properties fo:border="0.1pt solid #000000"/>
      <style:text-properties fo:color="#000000" fo:font-size="8.0pt" style:font-name="Arial"/>
    </style:style>
    <style:style style:family="table-cell" style:name="ab49e6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cc50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b00a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adf2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88a5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5877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61e6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65278">
      <style:table-cell-properties fo:border="0.1pt solid #000000"/>
      <style:text-properties fo:color="#000000" fo:font-size="8.0pt" style:font-name="Arial"/>
    </style:style>
    <style:style style:family="table-cell" style:name="aec864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eee9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fea8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1863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1cee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6188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057d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5bfc7">
      <style:table-cell-properties fo:border="0.1pt solid #000000"/>
      <style:text-properties fo:color="#000000" fo:font-size="8.0pt"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a2c6c7f">
        <table:table-column table:number-columns-repeated="5" table:style-name="a0fd8b1"/>
        <table:table-column table:style-name="a0fd8b1"/>
        <table:table-column table:style-name="a0fd8b1"/>
        <table:table-column table:style-name="a0fd8b1"/>
        <table:table-row>
          <table:table-cell table:style-name="a1bf513">
            <text:p>Nr.</text:p>
          </table:table-cell>
          <table:table-cell table:style-name="a263136">
            <text:p>Type</text:p>
          </table:table-cell>
          <table:table-cell table:style-name="adceacb">
            <text:p>Navn</text:p>
          </table:table-cell>
          <table:table-cell table:style-name="a2ad792">
            <text:p>cpr</text:p>
          </table:table-cell>
          <table:table-cell table:style-name="a8953f4">
            <text:p>Læge</text:p>
          </table:table-cell>
          <table:table-cell table:style-name="aa79576">
            <text:p>Tiltrædes af</text:p>
          </table:table-cell>
          <table:table-cell table:style-name="a26cbe3">
            <text:p>Status</text:p>
          </table:table-cell>
          <table:table-cell table:style-name="a474a67">
            <text:p>Psykolog</text:p>
          </table:table-cell>
        </table:table-row>
        <table:table-row>
          <table:table-cell table:style-name="a9cc52b"/>
          <table:table-cell table:style-name="aa9bd1f"/>
          <table:table-cell table:style-name="a4ecfb2"/>
          <table:table-cell table:style-name="a26ace2"/>
          <table:table-cell table:style-name="ad7a126"/>
          <table:table-cell table:style-name="af6e9d8"/>
          <table:table-cell table:style-name="a93ffa9"/>
          <table:table-cell table:style-name="ad2dcdb"/>
        </table:table-row>
        <table:table-row>
          <table:table-cell table:style-name="a8aba1e">
            <text:p>75</text:p>
          </table:table-cell>
          <table:table-cell table:style-name="a45422a">
            <text:p>PS</text:p>
          </table:table-cell>
          <table:table-cell table:style-name="a577eb3">
            <text:p>Mona Hansen</text:p>
          </table:table-cell>
          <table:table-cell table:style-name="a795517">
            <text:p>0405576486</text:p>
          </table:table-cell>
          <table:table-cell table:style-name="ae20b9d">
            <text:p>Harees, Farahna - lægekonsulent, speciallæge i psykiatri</text:p>
          </table:table-cell>
          <table:table-cell table:style-name="ac04bfe">
            <text:p/>
          </table:table-cell>
          <table:table-cell table:style-name="a415588">
            <text:p>Afgivet, mangler afslutning</text:p>
          </table:table-cell>
          <table:table-cell table:style-name="adade5a">
            <text:p>Test Hansen</text:p>
          </table:table-cell>
        </table:table-row>
        <table:table-row>
          <table:table-cell table:style-name="acf558c">
            <text:p>50</text:p>
          </table:table-cell>
          <table:table-cell table:style-name="a6ec17c">
            <text:p>PS</text:p>
          </table:table-cell>
          <table:table-cell table:style-name="a1dd529">
            <text:p>Mathias Eskildsen</text:p>
          </table:table-cell>
          <table:table-cell table:style-name="a86ff4b">
            <text:p>0606854451</text:p>
          </table:table-cell>
          <table:table-cell table:style-name="abb0edb">
            <text:p/>
          </table:table-cell>
          <table:table-cell table:style-name="a399575">
            <text:p/>
          </table:table-cell>
          <table:table-cell table:style-name="a6d5279">
            <text:p>Afgivet, mangler afslutning</text:p>
          </table:table-cell>
          <table:table-cell table:style-name="a5acdb1">
            <text:p>Test Hansen</text:p>
          </table:table-cell>
        </table:table-row>
        <table:table-row>
          <table:table-cell table:style-name="a224885">
            <text:p>80</text:p>
          </table:table-cell>
          <table:table-cell table:style-name="aaaa5f5">
            <text:p>PS</text:p>
          </table:table-cell>
          <table:table-cell table:style-name="ae66000">
            <text:p>Mona Hedegård</text:p>
          </table:table-cell>
          <table:table-cell table:style-name="a1ca9ca">
            <text:p>0704483732</text:p>
          </table:table-cell>
          <table:table-cell table:style-name="af7a68b">
            <text:p/>
          </table:table-cell>
          <table:table-cell table:style-name="a1d0c1b">
            <text:p/>
          </table:table-cell>
          <table:table-cell table:style-name="a9502bd">
            <text:p>Afgivet, mangler afslutning</text:p>
          </table:table-cell>
          <table:table-cell table:style-name="a08e327">
            <text:p>Test Hansen</text:p>
          </table:table-cell>
        </table:table-row>
        <table:table-row>
          <table:table-cell table:style-name="af3c514">
            <text:p>60</text:p>
          </table:table-cell>
          <table:table-cell table:style-name="a595e7d">
            <text:p>PS</text:p>
          </table:table-cell>
          <table:table-cell table:style-name="aba03f9">
            <text:p>Hans Eskildsen</text:p>
          </table:table-cell>
          <table:table-cell table:style-name="a4ce91e">
            <text:p>2708847895</text:p>
          </table:table-cell>
          <table:table-cell table:style-name="a307b87">
            <text:p/>
          </table:table-cell>
          <table:table-cell table:style-name="a93a82a">
            <text:p/>
          </table:table-cell>
          <table:table-cell table:style-name="acaf23c">
            <text:p>Afgivet, mangler afslutning</text:p>
          </table:table-cell>
          <table:table-cell table:style-name="ac0e8cb">
            <text:p>Test Hansen</text:p>
          </table:table-cell>
        </table:table-row>
        <table:table-row>
          <table:table-cell table:style-name="aa6afc0">
            <text:p>83</text:p>
          </table:table-cell>
          <table:table-cell table:style-name="af71629">
            <text:p>PS</text:p>
          </table:table-cell>
          <table:table-cell table:style-name="ab3a346">
            <text:p>Hans Hermansen</text:p>
          </table:table-cell>
          <table:table-cell table:style-name="a89faa2">
            <text:p>1404869607</text:p>
          </table:table-cell>
          <table:table-cell table:style-name="aaaab5c">
            <text:p/>
          </table:table-cell>
          <table:table-cell table:style-name="aa99d97">
            <text:p/>
          </table:table-cell>
          <table:table-cell table:style-name="a02491d">
            <text:p>Afgivet, mangler afslutning</text:p>
          </table:table-cell>
          <table:table-cell table:style-name="ab14189">
            <text:p>Test Hansen</text:p>
          </table:table-cell>
        </table:table-row>
        <table:table-row>
          <table:table-cell table:style-name="a4f250b">
            <text:p>52</text:p>
          </table:table-cell>
          <table:table-cell table:style-name="a781c4d">
            <text:p>PS</text:p>
          </table:table-cell>
          <table:table-cell table:style-name="af76c25">
            <text:p>Mogens Nielsen</text:p>
          </table:table-cell>
          <table:table-cell table:style-name="a269d93">
            <text:p>0903687777</text:p>
          </table:table-cell>
          <table:table-cell table:style-name="aab6fec">
            <text:p/>
          </table:table-cell>
          <table:table-cell table:style-name="a29b61b">
            <text:p/>
          </table:table-cell>
          <table:table-cell table:style-name="a8b5c57">
            <text:p>Afgivet, mangler afslutning</text:p>
          </table:table-cell>
          <table:table-cell table:style-name="a17d436">
            <text:p>Test Hansen</text:p>
          </table:table-cell>
        </table:table-row>
        <table:table-row>
          <table:table-cell table:style-name="a5d8310">
            <text:p>36</text:p>
          </table:table-cell>
          <table:table-cell table:style-name="acf708a">
            <text:p>PS</text:p>
          </table:table-cell>
          <table:table-cell table:style-name="a5aeb6e">
            <text:p>Kurt Madsen</text:p>
          </table:table-cell>
          <table:table-cell table:style-name="aff5022">
            <text:p>0511471645</text:p>
          </table:table-cell>
          <table:table-cell table:style-name="a44caf0">
            <text:p>Harees, Farahna - lægekonsulent, speciallæge i psykiatri</text:p>
          </table:table-cell>
          <table:table-cell table:style-name="a434f42">
            <text:p/>
          </table:table-cell>
          <table:table-cell table:style-name="a158243">
            <text:p>Afgivet, mangler afslutning</text:p>
          </table:table-cell>
          <table:table-cell table:style-name="a4fdaa0">
            <text:p>Test Hansen</text:p>
          </table:table-cell>
        </table:table-row>
        <table:table-row>
          <table:table-cell table:style-name="a5ef70e">
            <text:p>31</text:p>
          </table:table-cell>
          <table:table-cell table:style-name="a7072e2">
            <text:p>PS</text:p>
          </table:table-cell>
          <table:table-cell table:style-name="a76e31d">
            <text:p>Ulla Eskildsen</text:p>
          </table:table-cell>
          <table:table-cell table:style-name="a2cf082">
            <text:p>1608450670</text:p>
          </table:table-cell>
          <table:table-cell table:style-name="ae4358f">
            <text:p>Harees, Farahna - lægekonsulent, speciallæge i psykiatri</text:p>
          </table:table-cell>
          <table:table-cell table:style-name="aebfc83">
            <text:p/>
          </table:table-cell>
          <table:table-cell table:style-name="a0f2b28">
            <text:p>Afgivet, mangler afslutning</text:p>
          </table:table-cell>
          <table:table-cell table:style-name="a3194a2">
            <text:p>Test Hansen</text:p>
          </table:table-cell>
        </table:table-row>
        <table:table-row>
          <table:table-cell table:style-name="a3c8ef8">
            <text:p>33</text:p>
          </table:table-cell>
          <table:table-cell table:style-name="adcb7c1">
            <text:p>PS</text:p>
          </table:table-cell>
          <table:table-cell table:style-name="a1be4ea">
            <text:p>Mogens Østergaard</text:p>
          </table:table-cell>
          <table:table-cell table:style-name="ae1c1f5">
            <text:p>1506726613</text:p>
          </table:table-cell>
          <table:table-cell table:style-name="a2c53ec">
            <text:p>Harees, Farahna - lægekonsulent, speciallæge i psykiatri</text:p>
          </table:table-cell>
          <table:table-cell table:style-name="a2dcd4c">
            <text:p/>
          </table:table-cell>
          <table:table-cell table:style-name="a7d3dd0">
            <text:p>Afgivet, mangler afslutning</text:p>
          </table:table-cell>
          <table:table-cell table:style-name="a04df2d">
            <text:p>Test Hansen</text:p>
          </table:table-cell>
        </table:table-row>
        <table:table-row>
          <table:table-cell table:style-name="aa1cf05">
            <text:p>46</text:p>
          </table:table-cell>
          <table:table-cell table:style-name="a8f0016">
            <text:p>PS</text:p>
          </table:table-cell>
          <table:table-cell table:style-name="a62b0d1">
            <text:p>Emma Frost</text:p>
          </table:table-cell>
          <table:table-cell table:style-name="ad1d5e4">
            <text:p>1409632290</text:p>
          </table:table-cell>
          <table:table-cell table:style-name="ae2acb5">
            <text:p/>
          </table:table-cell>
          <table:table-cell table:style-name="ad3370b">
            <text:p/>
          </table:table-cell>
          <table:table-cell table:style-name="aa2b812">
            <text:p>Afgivet, mangler afslutning</text:p>
          </table:table-cell>
          <table:table-cell table:style-name="a87af61">
            <text:p>Test Hansen</text:p>
          </table:table-cell>
        </table:table-row>
        <table:table-row>
          <table:table-cell table:style-name="a73cb40">
            <text:p>37</text:p>
          </table:table-cell>
          <table:table-cell table:style-name="ad4555a">
            <text:p>PS</text:p>
          </table:table-cell>
          <table:table-cell table:style-name="ad157aa">
            <text:p>Hans Vestergaard</text:p>
          </table:table-cell>
          <table:table-cell table:style-name="ac7d8e7">
            <text:p>0203495283</text:p>
          </table:table-cell>
          <table:table-cell table:style-name="afa64b7">
            <text:p>Harees, Farahna - lægekonsulent, speciallæge i psykiatri</text:p>
          </table:table-cell>
          <table:table-cell table:style-name="a21a34b">
            <text:p/>
          </table:table-cell>
          <table:table-cell table:style-name="a11936a">
            <text:p>Afgivet, mangler afslutning</text:p>
          </table:table-cell>
          <table:table-cell table:style-name="ac97195">
            <text:p>Test Hansen</text:p>
          </table:table-cell>
        </table:table-row>
        <table:table-row>
          <table:table-cell table:style-name="a81c518">
            <text:p>74</text:p>
          </table:table-cell>
          <table:table-cell table:style-name="a6449a8">
            <text:p>PS</text:p>
          </table:table-cell>
          <table:table-cell table:style-name="a4e21b6">
            <text:p>Mathias Eskildsen</text:p>
          </table:table-cell>
          <table:table-cell table:style-name="a4743da">
            <text:p>0504859075</text:p>
          </table:table-cell>
          <table:table-cell table:style-name="a04fe69">
            <text:p>Harees, Farahna - lægekonsulent, speciallæge i psykiatri</text:p>
          </table:table-cell>
          <table:table-cell table:style-name="a93a1b8">
            <text:p/>
          </table:table-cell>
          <table:table-cell table:style-name="afded7c">
            <text:p>Afgivet, mangler afslutning</text:p>
          </table:table-cell>
          <table:table-cell table:style-name="adc4c6d">
            <text:p>Test Hansen</text:p>
          </table:table-cell>
        </table:table-row>
        <table:table-row>
          <table:table-cell table:style-name="ad84cf1">
            <text:p>34</text:p>
          </table:table-cell>
          <table:table-cell table:style-name="ac95bc5">
            <text:p>PS</text:p>
          </table:table-cell>
          <table:table-cell table:style-name="ad9392a">
            <text:p>Kurt Madsen</text:p>
          </table:table-cell>
          <table:table-cell table:style-name="a5cf0ea">
            <text:p>1503515521</text:p>
          </table:table-cell>
          <table:table-cell table:style-name="a921d7e">
            <text:p>Harees, Farahna - lægekonsulent, speciallæge i psykiatri</text:p>
          </table:table-cell>
          <table:table-cell table:style-name="ac3be37">
            <text:p/>
          </table:table-cell>
          <table:table-cell table:style-name="aec74b7">
            <text:p>Afgivet, mangler afslutning</text:p>
          </table:table-cell>
          <table:table-cell table:style-name="a9d47e4">
            <text:p>Test Hansen</text:p>
          </table:table-cell>
        </table:table-row>
        <table:table-row>
          <table:table-cell table:style-name="a5fe7b5">
            <text:p>38</text:p>
          </table:table-cell>
          <table:table-cell table:style-name="aea7f39">
            <text:p>PS</text:p>
          </table:table-cell>
          <table:table-cell table:style-name="a4618c7">
            <text:p>Mathilde Hansen</text:p>
          </table:table-cell>
          <table:table-cell table:style-name="aff14a5">
            <text:p>2304660596</text:p>
          </table:table-cell>
          <table:table-cell table:style-name="a474e78">
            <text:p>Harees, Farahna - lægekonsulent, speciallæge i psykiatri</text:p>
          </table:table-cell>
          <table:table-cell table:style-name="af8faf5">
            <text:p/>
          </table:table-cell>
          <table:table-cell table:style-name="a1518d2">
            <text:p>Afgivet, mangler afslutning</text:p>
          </table:table-cell>
          <table:table-cell table:style-name="a145863">
            <text:p>Test Hansen</text:p>
          </table:table-cell>
        </table:table-row>
        <table:table-row>
          <table:table-cell table:style-name="ab0385d">
            <text:p>47</text:p>
          </table:table-cell>
          <table:table-cell table:style-name="a46c859">
            <text:p>PS</text:p>
          </table:table-cell>
          <table:table-cell table:style-name="a6dbe64">
            <text:p>Jens Nielsen</text:p>
          </table:table-cell>
          <table:table-cell table:style-name="a9d9b11">
            <text:p>2602683245</text:p>
          </table:table-cell>
          <table:table-cell table:style-name="ab8d232">
            <text:p/>
          </table:table-cell>
          <table:table-cell table:style-name="a05ee71">
            <text:p/>
          </table:table-cell>
          <table:table-cell table:style-name="a12ff68">
            <text:p>Afgivet, mangler afslutning</text:p>
          </table:table-cell>
          <table:table-cell table:style-name="a2d4dc8">
            <text:p>Test Hansen</text:p>
          </table:table-cell>
        </table:table-row>
        <table:table-row>
          <table:table-cell table:style-name="a40ad8d">
            <text:p>40</text:p>
          </table:table-cell>
          <table:table-cell table:style-name="ab43c53">
            <text:p>PS</text:p>
          </table:table-cell>
          <table:table-cell table:style-name="a92a181">
            <text:p>Emma Vestergaard</text:p>
          </table:table-cell>
          <table:table-cell table:style-name="ac3e8af">
            <text:p>0311795592</text:p>
          </table:table-cell>
          <table:table-cell table:style-name="a4c6d75">
            <text:p>Harees, Farahna - lægekonsulent, speciallæge i psykiatri</text:p>
          </table:table-cell>
          <table:table-cell table:style-name="a6b8593">
            <text:p/>
          </table:table-cell>
          <table:table-cell table:style-name="ababc81">
            <text:p>Afgivet, mangler afslutning</text:p>
          </table:table-cell>
          <table:table-cell table:style-name="acaa680">
            <text:p>Test Hansen</text:p>
          </table:table-cell>
        </table:table-row>
        <table:table-row>
          <table:table-cell table:style-name="a5fb317">
            <text:p>39</text:p>
          </table:table-cell>
          <table:table-cell table:style-name="ab2c54a">
            <text:p>PS</text:p>
          </table:table-cell>
          <table:table-cell table:style-name="aef6dd7">
            <text:p>Kurt Fischer</text:p>
          </table:table-cell>
          <table:table-cell table:style-name="aecff96">
            <text:p>0507428369</text:p>
          </table:table-cell>
          <table:table-cell table:style-name="aaf3c86">
            <text:p>Harees, Farahna - lægekonsulent, speciallæge i psykiatri</text:p>
          </table:table-cell>
          <table:table-cell table:style-name="af069b7">
            <text:p/>
          </table:table-cell>
          <table:table-cell table:style-name="a2fcf2a">
            <text:p>Afgivet, mangler afslutning</text:p>
          </table:table-cell>
          <table:table-cell table:style-name="a734691">
            <text:p>Test Hansen</text:p>
          </table:table-cell>
        </table:table-row>
        <table:table-row>
          <table:table-cell table:style-name="a996795">
            <text:p>45</text:p>
          </table:table-cell>
          <table:table-cell table:style-name="aa44a5e">
            <text:p>PS</text:p>
          </table:table-cell>
          <table:table-cell table:style-name="aa981e7">
            <text:p>Kurt Nielsen</text:p>
          </table:table-cell>
          <table:table-cell table:style-name="aeb0880">
            <text:p>0702775379</text:p>
          </table:table-cell>
          <table:table-cell table:style-name="aa78ab6">
            <text:p>Harees, Farahna - lægekonsulent, speciallæge i psykiatri</text:p>
          </table:table-cell>
          <table:table-cell table:style-name="a1e0ac4">
            <text:p/>
          </table:table-cell>
          <table:table-cell table:style-name="a9261fc">
            <text:p>Afgivet, mangler afslutning</text:p>
          </table:table-cell>
          <table:table-cell table:style-name="a1c12ab">
            <text:p>Test Hansen</text:p>
          </table:table-cell>
        </table:table-row>
        <table:table-row>
          <table:table-cell table:style-name="a76d5f5">
            <text:p>56</text:p>
          </table:table-cell>
          <table:table-cell table:style-name="a7aebba">
            <text:p>PS</text:p>
          </table:table-cell>
          <table:table-cell table:style-name="aa03189">
            <text:p>Kurt Østergaard</text:p>
          </table:table-cell>
          <table:table-cell table:style-name="a833fd8">
            <text:p>2206703929</text:p>
          </table:table-cell>
          <table:table-cell table:style-name="a4badf4">
            <text:p/>
          </table:table-cell>
          <table:table-cell table:style-name="a544d31">
            <text:p/>
          </table:table-cell>
          <table:table-cell table:style-name="ade4fb3">
            <text:p>Afgivet, mangler afslutning</text:p>
          </table:table-cell>
          <table:table-cell table:style-name="ace6f36">
            <text:p>Test Hansen</text:p>
          </table:table-cell>
        </table:table-row>
        <table:table-row>
          <table:table-cell table:style-name="abeb307">
            <text:p>44</text:p>
          </table:table-cell>
          <table:table-cell table:style-name="aae62a8">
            <text:p>PS</text:p>
          </table:table-cell>
          <table:table-cell table:style-name="ad1cc7e">
            <text:p>Mathias Hermansen</text:p>
          </table:table-cell>
          <table:table-cell table:style-name="a1f46ca">
            <text:p>0202805085</text:p>
          </table:table-cell>
          <table:table-cell table:style-name="ae6e656">
            <text:p>Harees, Farahna - lægekonsulent, speciallæge i psykiatri</text:p>
          </table:table-cell>
          <table:table-cell table:style-name="a64dc20">
            <text:p/>
          </table:table-cell>
          <table:table-cell table:style-name="ad46bba">
            <text:p>Afgivet, mangler afslutning</text:p>
          </table:table-cell>
          <table:table-cell table:style-name="a2ca36a">
            <text:p>Test Hansen</text:p>
          </table:table-cell>
        </table:table-row>
        <table:table-row>
          <table:table-cell table:style-name="aa09f12">
            <text:p>51</text:p>
          </table:table-cell>
          <table:table-cell table:style-name="a8985a5">
            <text:p>PS</text:p>
          </table:table-cell>
          <table:table-cell table:style-name="a4f6900">
            <text:p>Ingrid Fischer</text:p>
          </table:table-cell>
          <table:table-cell table:style-name="ab4d855">
            <text:p>1002715390</text:p>
          </table:table-cell>
          <table:table-cell table:style-name="a1541b6">
            <text:p/>
          </table:table-cell>
          <table:table-cell table:style-name="ae71f67">
            <text:p/>
          </table:table-cell>
          <table:table-cell table:style-name="a070ebd">
            <text:p>Afgivet, mangler afslutning</text:p>
          </table:table-cell>
          <table:table-cell table:style-name="a152053">
            <text:p>Test Hansen</text:p>
          </table:table-cell>
        </table:table-row>
        <table:table-row>
          <table:table-cell table:style-name="a73eb60">
            <text:p>57</text:p>
          </table:table-cell>
          <table:table-cell table:style-name="a20f066">
            <text:p>PS</text:p>
          </table:table-cell>
          <table:table-cell table:style-name="af8724f">
            <text:p>Hans Hansen</text:p>
          </table:table-cell>
          <table:table-cell table:style-name="a44e25d">
            <text:p>0809779747</text:p>
          </table:table-cell>
          <table:table-cell table:style-name="adf8333">
            <text:p/>
          </table:table-cell>
          <table:table-cell table:style-name="ab5d5a3">
            <text:p/>
          </table:table-cell>
          <table:table-cell table:style-name="a62e736">
            <text:p>Afgivet, mangler afslutning</text:p>
          </table:table-cell>
          <table:table-cell table:style-name="ae5abe9">
            <text:p>Test Hansen</text:p>
          </table:table-cell>
        </table:table-row>
        <table:table-row>
          <table:table-cell table:style-name="af2e3ce">
            <text:p>81</text:p>
          </table:table-cell>
          <table:table-cell table:style-name="a83cff1">
            <text:p>PS</text:p>
          </table:table-cell>
          <table:table-cell table:style-name="a76fb48">
            <text:p>Niels Frost</text:p>
          </table:table-cell>
          <table:table-cell table:style-name="a9302b4">
            <text:p>1703629845</text:p>
          </table:table-cell>
          <table:table-cell table:style-name="ae00ecd">
            <text:p/>
          </table:table-cell>
          <table:table-cell table:style-name="a475248">
            <text:p/>
          </table:table-cell>
          <table:table-cell table:style-name="acd0e03">
            <text:p>Afgivet, mangler afslutning</text:p>
          </table:table-cell>
          <table:table-cell table:style-name="a1f7022">
            <text:p>Test Hansen</text:p>
          </table:table-cell>
        </table:table-row>
        <table:table-row>
          <table:table-cell table:style-name="a1b9c61">
            <text:p>49</text:p>
          </table:table-cell>
          <table:table-cell table:style-name="af7d2ab">
            <text:p>PS</text:p>
          </table:table-cell>
          <table:table-cell table:style-name="a35d4ea">
            <text:p>Mogens Nielsen</text:p>
          </table:table-cell>
          <table:table-cell table:style-name="af66831">
            <text:p>2708777887</text:p>
          </table:table-cell>
          <table:table-cell table:style-name="ab9d8ef">
            <text:p/>
          </table:table-cell>
          <table:table-cell table:style-name="ad15fac">
            <text:p/>
          </table:table-cell>
          <table:table-cell table:style-name="aaf5eef">
            <text:p>Afgivet, mangler afslutning</text:p>
          </table:table-cell>
          <table:table-cell table:style-name="a6cedfa">
            <text:p>Test Hansen</text:p>
          </table:table-cell>
        </table:table-row>
        <table:table-row>
          <table:table-cell table:style-name="a1f42cd">
            <text:p>54</text:p>
          </table:table-cell>
          <table:table-cell table:style-name="a513c68">
            <text:p>PS</text:p>
          </table:table-cell>
          <table:table-cell table:style-name="a4968f1">
            <text:p>Ulla Nielsen</text:p>
          </table:table-cell>
          <table:table-cell table:style-name="a6517bd">
            <text:p>0410494792</text:p>
          </table:table-cell>
          <table:table-cell table:style-name="a6a59ff">
            <text:p/>
          </table:table-cell>
          <table:table-cell table:style-name="a69c523">
            <text:p/>
          </table:table-cell>
          <table:table-cell table:style-name="a8c1546">
            <text:p>Afgivet, mangler afslutning</text:p>
          </table:table-cell>
          <table:table-cell table:style-name="a4ad489">
            <text:p>Test Hansen</text:p>
          </table:table-cell>
        </table:table-row>
        <table:table-row>
          <table:table-cell table:style-name="a08f410">
            <text:p>48</text:p>
          </table:table-cell>
          <table:table-cell table:style-name="ab81e76">
            <text:p>PS</text:p>
          </table:table-cell>
          <table:table-cell table:style-name="a84585e">
            <text:p>Niels Hansen</text:p>
          </table:table-cell>
          <table:table-cell table:style-name="a1a9563">
            <text:p>2007677591</text:p>
          </table:table-cell>
          <table:table-cell table:style-name="a3f85f1">
            <text:p/>
          </table:table-cell>
          <table:table-cell table:style-name="a947100">
            <text:p/>
          </table:table-cell>
          <table:table-cell table:style-name="af1ac67">
            <text:p>Afgivet, mangler afslutning</text:p>
          </table:table-cell>
          <table:table-cell table:style-name="ad4bc0f">
            <text:p>Test Hansen</text:p>
          </table:table-cell>
        </table:table-row>
        <table:table-row>
          <table:table-cell table:style-name="a0515f6">
            <text:p>76</text:p>
          </table:table-cell>
          <table:table-cell table:style-name="a6bb3b5">
            <text:p>PS</text:p>
          </table:table-cell>
          <table:table-cell table:style-name="a30de0f">
            <text:p>Kurt Madsen</text:p>
          </table:table-cell>
          <table:table-cell table:style-name="a7af15e">
            <text:p>1509682497</text:p>
          </table:table-cell>
          <table:table-cell table:style-name="a7ac7d3">
            <text:p>Harees, Farahna - lægekonsulent, speciallæge i psykiatri</text:p>
          </table:table-cell>
          <table:table-cell table:style-name="af046af">
            <text:p/>
          </table:table-cell>
          <table:table-cell table:style-name="a68044d">
            <text:p>Afgivet, mangler afslutning</text:p>
          </table:table-cell>
          <table:table-cell table:style-name="a76c50b">
            <text:p>Test Hansen</text:p>
          </table:table-cell>
        </table:table-row>
        <table:table-row>
          <table:table-cell table:style-name="a7234b4">
            <text:p>79</text:p>
          </table:table-cell>
          <table:table-cell table:style-name="a54e0a2">
            <text:p>PS</text:p>
          </table:table-cell>
          <table:table-cell table:style-name="a27f543">
            <text:p>Mathilde Frost</text:p>
          </table:table-cell>
          <table:table-cell table:style-name="a133930">
            <text:p>0806672974</text:p>
          </table:table-cell>
          <table:table-cell table:style-name="aea0161">
            <text:p/>
          </table:table-cell>
          <table:table-cell table:style-name="af390c4">
            <text:p/>
          </table:table-cell>
          <table:table-cell table:style-name="a2fca26">
            <text:p>Afgivet, mangler afslutning</text:p>
          </table:table-cell>
          <table:table-cell table:style-name="a851b42">
            <text:p>Test Hansen</text:p>
          </table:table-cell>
        </table:table-row>
        <table:table-row>
          <table:table-cell table:style-name="a246473">
            <text:p>55</text:p>
          </table:table-cell>
          <table:table-cell table:style-name="a78d768">
            <text:p>PS</text:p>
          </table:table-cell>
          <table:table-cell table:style-name="a3f4439">
            <text:p>Mathias Madsen</text:p>
          </table:table-cell>
          <table:table-cell table:style-name="ad84ca7">
            <text:p>0209886161</text:p>
          </table:table-cell>
          <table:table-cell table:style-name="aff8e94">
            <text:p/>
          </table:table-cell>
          <table:table-cell table:style-name="ae91707">
            <text:p/>
          </table:table-cell>
          <table:table-cell table:style-name="aed24de">
            <text:p>Afgivet, mangler afslutning</text:p>
          </table:table-cell>
          <table:table-cell table:style-name="afa5cd4">
            <text:p>Test Hansen</text:p>
          </table:table-cell>
        </table:table-row>
        <table:table-row>
          <table:table-cell table:style-name="a8426dd">
            <text:p>82</text:p>
          </table:table-cell>
          <table:table-cell table:style-name="a9cdff2">
            <text:p>PS</text:p>
          </table:table-cell>
          <table:table-cell table:style-name="a46cab2">
            <text:p>Emma Madsen</text:p>
          </table:table-cell>
          <table:table-cell table:style-name="a0516fb">
            <text:p>2409578542</text:p>
          </table:table-cell>
          <table:table-cell table:style-name="a324d31">
            <text:p/>
          </table:table-cell>
          <table:table-cell table:style-name="a9ed886">
            <text:p/>
          </table:table-cell>
          <table:table-cell table:style-name="a96a5b5">
            <text:p>Afgivet, mangler afslutning</text:p>
          </table:table-cell>
          <table:table-cell table:style-name="adde54c">
            <text:p>Test Hansen</text:p>
          </table:table-cell>
        </table:table-row>
        <table:table-row>
          <table:table-cell table:style-name="a71d4b4">
            <text:p>41</text:p>
          </table:table-cell>
          <table:table-cell table:style-name="aac43f7">
            <text:p>PS</text:p>
          </table:table-cell>
          <table:table-cell table:style-name="a0f548b">
            <text:p>Lykke Hermansen</text:p>
          </table:table-cell>
          <table:table-cell table:style-name="a392bce">
            <text:p>2702565342</text:p>
          </table:table-cell>
          <table:table-cell table:style-name="aaea855">
            <text:p>Harees, Farahna - lægekonsulent, speciallæge i psykiatri</text:p>
          </table:table-cell>
          <table:table-cell table:style-name="a7769a7">
            <text:p/>
          </table:table-cell>
          <table:table-cell table:style-name="a417cc7">
            <text:p>Afgivet, mangler afslutning</text:p>
          </table:table-cell>
          <table:table-cell table:style-name="a12fcb2">
            <text:p>Test Hansen</text:p>
          </table:table-cell>
        </table:table-row>
        <table:table-row>
          <table:table-cell table:style-name="a168b5c">
            <text:p>59</text:p>
          </table:table-cell>
          <table:table-cell table:style-name="ab15f0e">
            <text:p>PS</text:p>
          </table:table-cell>
          <table:table-cell table:style-name="a32b049">
            <text:p>Mona Madsen</text:p>
          </table:table-cell>
          <table:table-cell table:style-name="ab8c84b">
            <text:p>2211716172</text:p>
          </table:table-cell>
          <table:table-cell table:style-name="aa1a80f">
            <text:p/>
          </table:table-cell>
          <table:table-cell table:style-name="acef634">
            <text:p/>
          </table:table-cell>
          <table:table-cell table:style-name="aa3f1a4">
            <text:p>Afgivet, mangler afslutning</text:p>
          </table:table-cell>
          <table:table-cell table:style-name="a91ea91">
            <text:p>Test Hansen</text:p>
          </table:table-cell>
        </table:table-row>
        <table:table-row>
          <table:table-cell table:style-name="a0b9e6d">
            <text:p>42</text:p>
          </table:table-cell>
          <table:table-cell table:style-name="a72d2ba">
            <text:p>PS</text:p>
          </table:table-cell>
          <table:table-cell table:style-name="a96a9a6">
            <text:p>Ulla Madsen</text:p>
          </table:table-cell>
          <table:table-cell table:style-name="aef382b">
            <text:p>1802801426</text:p>
          </table:table-cell>
          <table:table-cell table:style-name="aa704e8">
            <text:p>Harees, Farahna - lægekonsulent, speciallæge i psykiatri</text:p>
          </table:table-cell>
          <table:table-cell table:style-name="ae4e770">
            <text:p/>
          </table:table-cell>
          <table:table-cell table:style-name="a671fd9">
            <text:p>Afgivet, mangler afslutning</text:p>
          </table:table-cell>
          <table:table-cell table:style-name="a4bed16">
            <text:p>Test Hansen</text:p>
          </table:table-cell>
        </table:table-row>
        <table:table-row>
          <table:table-cell table:style-name="a818d45">
            <text:p>77</text:p>
          </table:table-cell>
          <table:table-cell table:style-name="a05de80">
            <text:p>PS</text:p>
          </table:table-cell>
          <table:table-cell table:style-name="ae3c828">
            <text:p>Clara Hermansen</text:p>
          </table:table-cell>
          <table:table-cell table:style-name="a949ecc">
            <text:p>1904499318</text:p>
          </table:table-cell>
          <table:table-cell table:style-name="a233f75">
            <text:p>Harees, Farahna - lægekonsulent, speciallæge i psykiatri</text:p>
          </table:table-cell>
          <table:table-cell table:style-name="abb2e22">
            <text:p/>
          </table:table-cell>
          <table:table-cell table:style-name="aa0f786">
            <text:p>Afgivet, mangler afslutning</text:p>
          </table:table-cell>
          <table:table-cell table:style-name="a3b1412">
            <text:p>Test Hansen</text:p>
          </table:table-cell>
        </table:table-row>
        <table:table-row>
          <table:table-cell table:style-name="a4f7c94">
            <text:p>53</text:p>
          </table:table-cell>
          <table:table-cell table:style-name="ae6dbee">
            <text:p>PS</text:p>
          </table:table-cell>
          <table:table-cell table:style-name="a68d1ac">
            <text:p>Lykke Frost</text:p>
          </table:table-cell>
          <table:table-cell table:style-name="a18243d">
            <text:p>1009767852</text:p>
          </table:table-cell>
          <table:table-cell table:style-name="a92bbe7">
            <text:p/>
          </table:table-cell>
          <table:table-cell table:style-name="a9c30a9">
            <text:p/>
          </table:table-cell>
          <table:table-cell table:style-name="a0f81e9">
            <text:p>Afgivet, mangler afslutning</text:p>
          </table:table-cell>
          <table:table-cell table:style-name="a5f0016">
            <text:p>Test Hansen</text:p>
          </table:table-cell>
        </table:table-row>
        <table:table-row>
          <table:table-cell table:style-name="a1433f2">
            <text:p>78</text:p>
          </table:table-cell>
          <table:table-cell table:style-name="a68deb5">
            <text:p>PS</text:p>
          </table:table-cell>
          <table:table-cell table:style-name="a2410f8">
            <text:p>Hans Fischer</text:p>
          </table:table-cell>
          <table:table-cell table:style-name="a2f864d">
            <text:p>1904565211</text:p>
          </table:table-cell>
          <table:table-cell table:style-name="a16e19c">
            <text:p>Harees, Farahna - lægekonsulent, speciallæge i psykiatri</text:p>
          </table:table-cell>
          <table:table-cell table:style-name="a385d08">
            <text:p/>
          </table:table-cell>
          <table:table-cell table:style-name="aee69f1">
            <text:p>Afgivet, mangler afslutning</text:p>
          </table:table-cell>
          <table:table-cell table:style-name="aa78578">
            <text:p>Test Hansen</text:p>
          </table:table-cell>
        </table:table-row>
        <table:table-row>
          <table:table-cell table:style-name="ad19f65">
            <text:p>32</text:p>
          </table:table-cell>
          <table:table-cell table:style-name="a8d78b2">
            <text:p>PS</text:p>
          </table:table-cell>
          <table:table-cell table:style-name="aeb6046">
            <text:p>Dan Fischer</text:p>
          </table:table-cell>
          <table:table-cell table:style-name="aad0da2">
            <text:p>0905572723</text:p>
          </table:table-cell>
          <table:table-cell table:style-name="aca3ead">
            <text:p>Harees, Farahna - lægekonsulent, speciallæge i psykiatri</text:p>
          </table:table-cell>
          <table:table-cell table:style-name="a8c5efa">
            <text:p/>
          </table:table-cell>
          <table:table-cell table:style-name="a7fc8ce">
            <text:p>Afgivet, mangler afslutning</text:p>
          </table:table-cell>
          <table:table-cell table:style-name="a0e336d">
            <text:p>Test Hansen</text:p>
          </table:table-cell>
        </table:table-row>
        <table:table-row>
          <table:table-cell table:style-name="aabd4ff">
            <text:p>58</text:p>
          </table:table-cell>
          <table:table-cell table:style-name="a95a202">
            <text:p>PS</text:p>
          </table:table-cell>
          <table:table-cell table:style-name="aebf7df">
            <text:p>Clara Fischer</text:p>
          </table:table-cell>
          <table:table-cell table:style-name="afce6c0">
            <text:p>0702623142</text:p>
          </table:table-cell>
          <table:table-cell table:style-name="aa4af81">
            <text:p/>
          </table:table-cell>
          <table:table-cell table:style-name="a00fa01">
            <text:p/>
          </table:table-cell>
          <table:table-cell table:style-name="aa13680">
            <text:p>Afgivet, mangler afslutning</text:p>
          </table:table-cell>
          <table:table-cell table:style-name="a5fbf0f">
            <text:p>Test Hansen</text:p>
          </table:table-cell>
        </table:table-row>
        <table:table-row>
          <table:table-cell table:style-name="ab49e60">
            <text:p>43</text:p>
          </table:table-cell>
          <table:table-cell table:style-name="adcc50c">
            <text:p>PS</text:p>
          </table:table-cell>
          <table:table-cell table:style-name="afb00a0">
            <text:p>Jens Hermansen</text:p>
          </table:table-cell>
          <table:table-cell table:style-name="aeadf21">
            <text:p>0506669331</text:p>
          </table:table-cell>
          <table:table-cell table:style-name="af88a5a">
            <text:p>Harees, Farahna - lægekonsulent, speciallæge i psykiatri</text:p>
          </table:table-cell>
          <table:table-cell table:style-name="a758772">
            <text:p/>
          </table:table-cell>
          <table:table-cell table:style-name="a061e68">
            <text:p>Afgivet, mangler afslutning</text:p>
          </table:table-cell>
          <table:table-cell table:style-name="a765278">
            <text:p>Test Hansen</text:p>
          </table:table-cell>
        </table:table-row>
        <table:table-row>
          <table:table-cell table:style-name="aec864f">
            <text:p>35</text:p>
          </table:table-cell>
          <table:table-cell table:style-name="aceee9b">
            <text:p>PS</text:p>
          </table:table-cell>
          <table:table-cell table:style-name="a6fea8f">
            <text:p>Mogens Madsen</text:p>
          </table:table-cell>
          <table:table-cell table:style-name="a91863e">
            <text:p>2111489313</text:p>
          </table:table-cell>
          <table:table-cell table:style-name="ad1cee7">
            <text:p>Harees, Farahna - lægekonsulent, speciallæge i psykiatri</text:p>
          </table:table-cell>
          <table:table-cell table:style-name="a26188c">
            <text:p/>
          </table:table-cell>
          <table:table-cell table:style-name="af057d2">
            <text:p>Afgivet, mangler afslutning</text:p>
          </table:table-cell>
          <table:table-cell table:style-name="ae5bfc7">
            <text:p>Test Hansen</text:p>
          </table:table-cell>
        </table:table-row>
      </table:table>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fhp</dc:creator>
    <dc:date>2021-09-23T13:56:06</dc:date>
    <meta:editing-cycles>1</meta:editing-cycles>
    <meta:editing-duration>PT4.807S</meta:editing-duration>
    <meta:initial-creator>fhp</meta:initial-creator>
    <meta:creation-date>2021-09-23T13:56:01</meta:creation-date>
    <dc:language>en</dc:language>
  </office:meta>
</office:document-meta>
</file>